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Arial1" svg:font-family="Arial, sans-serif"/>
    <style:font-face style:name="Cambria" svg:font-family="Cambria, serif"/>
    <style:font-face style:name="Mangal1" svg:font-family="Mangal"/>
    <style:font-face style:name="OpenSymbol" svg:font-family="OpenSymbol"/>
    <style:font-face style:name="Wingdings1"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margin-left="3.175cm" fo:margin-right="0cm" fo:text-indent="-1.27cm" style:auto-text-indent="false"/>
    </style:style>
    <style:style style:name="P2" style:family="paragraph" style:parent-style-name="Text_20_body">
      <style:paragraph-properties fo:margin-left="0cm" fo:margin-right="0cm" fo:text-indent="1.249cm" style:auto-text-indent="false"/>
    </style:style>
    <style:style style:name="P3" style:family="paragraph" style:parent-style-name="Text_20_body">
      <style:paragraph-properties fo:margin-left="0cm" fo:margin-right="0cm" fo:text-align="justify" style:justify-single-word="false" fo:text-indent="1.249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paragraph-properties fo:margin-left="1.259cm" fo:margin-right="0cm" fo:margin-top="0cm" fo:margin-bottom="0.106cm" fo:text-align="justify" style:justify-single-word="false" fo:text-indent="-0.63cm" style:auto-text-indent="false"/>
    </style:style>
    <style:style style:name="P7" style:family="paragraph" style:parent-style-name="Heading_20_2">
      <style:paragraph-properties fo:margin-left="1.397cm" fo:margin-right="0cm" fo:text-indent="-0.762cm" style:auto-text-indent="false"/>
    </style:style>
    <style:style style:name="P8" style:family="paragraph" style:parent-style-name="Heading_20_1">
      <style:paragraph-properties fo:padding-left="0cm" fo:padding-right="0cm" fo:padding-top="0cm" fo:padding-bottom="0.049cm" fo:border-left="none" fo:border-right="none" fo:border-top="none" fo:border-bottom="0.035cm solid #1f497d"/>
    </style:style>
    <style:style style:name="P9" style:family="paragraph" style:parent-style-name="Standard">
      <style:text-properties officeooo:rsid="00047599" officeooo:paragraph-rsid="0004c992"/>
    </style:style>
    <style:style style:name="P10" style:family="paragraph" style:parent-style-name="Standard">
      <style:text-properties officeooo:rsid="00080124" officeooo:paragraph-rsid="0004c992"/>
    </style:style>
    <style:style style:name="P11" style:family="paragraph" style:parent-style-name="Text_20_body">
      <style:text-properties fo:color="#000000" style:font-name="times new roman" fo:font-size="12pt" officeooo:rsid="00047599" officeooo:paragraph-rsid="0004c992"/>
    </style:style>
    <style:style style:name="P12" style:family="paragraph" style:parent-style-name="Text_20_body">
      <style:text-properties fo:color="#000000" style:font-name="times new roman" fo:font-size="12pt" officeooo:paragraph-rsid="0004c992"/>
    </style:style>
    <style:style style:name="P13" style:family="paragraph" style:parent-style-name="Text_20_body">
      <style:text-properties officeooo:paragraph-rsid="0004c992"/>
    </style:style>
    <style:style style:name="P14"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officeooo:paragraph-rsid="0004c992" style:font-weight-asian="bold" style:font-weight-complex="bold"/>
    </style:style>
    <style:style style:name="P15" style:family="paragraph" style:parent-style-name="Text_20_body">
      <style:paragraph-properties fo:margin-left="0cm" fo:margin-right="0cm" fo:margin-top="0cm" fo:margin-bottom="0cm" fo:text-indent="0cm" style:auto-text-indent="false"/>
      <style:text-properties officeooo:paragraph-rsid="0004c992"/>
    </style:style>
    <style:style style:name="P16" style:family="paragraph" style:parent-style-name="Text_20_body">
      <style:paragraph-properties fo:margin-left="0cm" fo:margin-right="0cm" fo:text-align="justify" style:justify-single-word="false" fo:text-indent="0cm" style:auto-text-indent="false"/>
      <style:text-properties officeooo:paragraph-rsid="0004c992"/>
    </style:style>
    <style:style style:name="P17"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officeooo:paragraph-rsid="0004c992" style:font-style-asian="normal" style:font-style-complex="normal"/>
    </style:style>
    <style:style style:name="P18"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fo:font-weight="bold" officeooo:paragraph-rsid="0004c992" style:font-style-asian="normal" style:font-style-complex="normal"/>
    </style:style>
    <style:style style:name="P19" style:family="paragraph" style:parent-style-name="Text_20_body">
      <style:paragraph-properties fo:margin-left="0cm" fo:margin-right="0cm" fo:text-indent="0cm" style:auto-text-indent="false"/>
      <style:text-properties officeooo:paragraph-rsid="0004c992"/>
    </style:style>
    <style:style style:name="P20" style:family="paragraph" style:parent-style-name="Text_20_body">
      <style:paragraph-properties fo:margin-left="0cm" fo:margin-right="0cm" fo:text-indent="0.635cm" style:auto-text-indent="false"/>
      <style:text-properties fo:color="#000000" style:font-name="times new roman" fo:font-size="12pt" officeooo:paragraph-rsid="0004c992"/>
    </style:style>
    <style:style style:name="P21" style:family="paragraph" style:parent-style-name="Text_20_body">
      <style:paragraph-properties fo:margin-top="0cm" fo:margin-bottom="0cm"/>
      <style:text-properties fo:color="#000000" style:font-name="times new roman" fo:font-size="12pt" officeooo:paragraph-rsid="0004c992"/>
    </style:style>
    <style:style style:name="P22" style:family="paragraph" style:parent-style-name="Text_20_body">
      <style:paragraph-properties fo:margin-top="0cm" fo:margin-bottom="0cm"/>
      <style:text-properties fo:color="#000000" officeooo:paragraph-rsid="0004c992"/>
    </style:style>
    <style:style style:name="P23" style:family="paragraph" style:parent-style-name="Text_20_body" style:list-style-name="L1">
      <style:paragraph-properties fo:margin-top="0cm" fo:margin-bottom="0cm"/>
      <style:text-properties officeooo:paragraph-rsid="0004c992"/>
    </style:style>
    <style:style style:name="P24" style:family="paragraph" style:parent-style-name="Text_20_body" style:list-style-name="L1">
      <style:paragraph-properties fo:margin-top="0cm" fo:margin-bottom="0cm"/>
      <style:text-properties fo:font-style="normal" officeooo:paragraph-rsid="0004c992" style:font-style-asian="normal" style:font-style-complex="normal"/>
    </style:style>
    <style:style style:name="P25" style:family="paragraph" style:parent-style-name="Text_20_body">
      <style:paragraph-properties fo:margin-top="0cm" fo:margin-bottom="0cm"/>
      <style:text-properties fo:font-style="normal" style:text-underline-style="solid" style:text-underline-width="auto" style:text-underline-color="font-color" fo:font-weight="bold" officeooo:paragraph-rsid="0004c992" style:font-style-asian="normal" style:font-style-complex="normal"/>
    </style:style>
    <style:style style:name="P26" style:family="paragraph" style:parent-style-name="Text_20_body">
      <style:paragraph-properties fo:margin-top="0cm" fo:margin-bottom="0cm"/>
      <style:text-properties officeooo:paragraph-rsid="0004c992"/>
    </style:style>
    <style:style style:name="P27"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officeooo:paragraph-rsid="0004c992"/>
    </style:style>
    <style:style style:name="P28" style:family="paragraph" style:parent-style-name="Text_20_body">
      <style:paragraph-properties fo:margin-left="1.27cm" fo:margin-right="0cm" fo:text-indent="0cm" style:auto-text-indent="false"/>
      <style:text-properties fo:color="#000000" style:font-name="times new roman" fo:font-size="12pt" officeooo:paragraph-rsid="0004c992"/>
    </style:style>
    <style:style style:name="P29" style:family="paragraph" style:parent-style-name="Text_20_body" style:list-style-name="L1">
      <style:paragraph-properties fo:margin-left="1.27cm" fo:margin-right="0cm" fo:margin-top="0cm" fo:margin-bottom="0cm" fo:text-indent="0cm" style:auto-text-indent="false"/>
      <style:text-properties officeooo:paragraph-rsid="0004c992"/>
    </style:style>
    <style:style style:name="P30" style:family="paragraph" style:parent-style-name="Text_20_body">
      <style:paragraph-properties fo:margin-left="2.54cm" fo:margin-right="0cm" fo:text-indent="0cm" style:auto-text-indent="false"/>
      <style:text-properties fo:color="#000000" style:font-name="times new roman" fo:font-size="12pt" officeooo:paragraph-rsid="0004c992"/>
    </style:style>
    <style:style style:name="P31" style:family="paragraph" style:parent-style-name="Text_20_body">
      <style:paragraph-properties fo:margin-left="1.905cm" fo:margin-right="0cm" fo:text-indent="0cm" style:auto-text-indent="false"/>
      <style:text-properties fo:color="#000000" style:font-name="times new roman" fo:font-size="12pt" officeooo:paragraph-rsid="0004c992"/>
    </style:style>
    <style:style style:name="P32" style:family="paragraph" style:parent-style-name="Text_20_body">
      <style:paragraph-properties fo:margin-left="3.81cm" fo:margin-right="0cm" fo:text-indent="0cm" style:auto-text-indent="false"/>
      <style:text-properties fo:color="#000000" style:font-name="times new roman" fo:font-size="12pt" officeooo:paragraph-rsid="0004c992"/>
    </style:style>
    <style:style style:name="P33" style:family="paragraph" style:parent-style-name="Heading_20_2">
      <style:text-properties officeooo:paragraph-rsid="0004c992"/>
    </style:style>
    <style:style style:name="P34" style:family="paragraph" style:parent-style-name="Heading_20_2">
      <style:paragraph-properties fo:margin-left="0cm" fo:margin-right="0cm" fo:text-indent="0cm" style:auto-text-indent="false"/>
    </style:style>
    <style:style style:name="T1" style:family="text">
      <style:text-properties fo:font-weight="bold"/>
    </style:style>
    <style:style style:name="T2" style:family="text">
      <style:text-properties fo:font-variant="normal" fo:text-transform="none"/>
    </style:style>
    <style:style style:name="T3" style:family="text">
      <style:text-properties fo:font-variant="normal" fo:text-transform="none" style:font-name="Wingdings"/>
    </style:style>
    <style:style style:name="T4" style:family="text">
      <style:text-properties fo:font-variant="normal" fo:text-transform="none" officeooo:rsid="00047599"/>
    </style:style>
    <style:style style:name="T5" style:family="text">
      <style:text-properties fo:font-variant="normal" fo:text-transform="none" officeooo:rsid="0004e279"/>
    </style:style>
    <style:style style:name="T6" style:family="text">
      <style:text-properties fo:font-variant="normal" fo:text-transform="none" style:font-name="Wingdings1"/>
    </style:style>
    <style:style style:name="T7" style:family="text">
      <style:text-properties style:font-name="Wingdings"/>
    </style:style>
    <style:style style:name="T8" style:family="text">
      <style:text-properties fo:font-style="italic" fo:font-weight="bold"/>
    </style:style>
    <style:style style:name="T9" style:family="text">
      <style:text-properties officeooo:rsid="00047599"/>
    </style:style>
    <style:style style:name="T10" style:family="text">
      <style:text-properties officeooo:rsid="00080d13"/>
    </style:style>
    <style:style style:name="T11" style:family="text">
      <style:text-properties style:font-name="Wingdings1"/>
    </style:style>
    <style:style style:name="T12" style:family="text">
      <style:text-properties officeooo:rsid="0007edf0"/>
    </style:style>
    <style:style style:name="T13" style:family="text">
      <style:text-properties officeooo:rsid="00080124"/>
    </style:style>
    <style:style style:name="T14" style:family="text">
      <style:text-properties officeooo:rsid="00069124"/>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officeooo:rsid="0004c99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h text:style-name="P8" text:outline-level="1"><text:bookmark text:name="_Toc281986262"/>1.<text:span text:style-name="T2">    </text:span>Introduction</text:h>
      <text:p text:style-name="Text_20_body"> </text:p>
      <text:h text:style-name="P7" text:outline-level="2"><text:bookmark text:name="_Toc281986263"/>1.1.<text:span text:style-name="T2"> </text:span>Présentation du projet</text:h>
      <text:h text:style-name="P1" text:outline-level="3"><text:bookmark text:name="_Toc281986264"/>1.1.1<text:span text:style-name="T2">       </text:span>Objectifs</text:h>
      <text:p text:style-name="P2">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 </text:p>
      <text:h text:style-name="P1" text:outline-level="3"><text:bookmark text:name="_Toc281986265"/>1.1.2<text:span text:style-name="T2">       </text:span>Contexte</text:h>
      <text:p text:style-name="P2">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2"> </text:p>
      <text:h text:style-name="P7" text:outline-level="2"><text:bookmark text:name="_Toc281986266"/>1.2.<text:span text:style-name="T2"> </text:span>Présentation du document</text:h>
      <text:p text:style-name="Text_20_body">                </text:p>
      <text:p text:style-name="P4">                Ce document (« PAQ ») énonce les modes opératoires, les ressources et la séquence des activités liées à la qualité se rapportant au projet « GSTP ».</text:p>
      <text:p text:style-name="P4">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5">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3">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3"> </text:p>
      <text:h text:style-name="P7" text:outline-level="2"><text:bookmark text:name="_Toc281986267"/><text:soft-page-break/>1.3.<text:span text:style-name="T2"> </text:span>Document applicables/Documents de référence</text:h>
      <text:p text:style-name="P5">                Les documents de référence pour le document ci-présent sont les suivants :</text:p>
      <text:p text:style-name="P6">-<text:span text:style-name="T2">          </text:span>« exemple-PAQ-cnrs.doc »</text:p>
      <text:p text:style-name="P6">-<text:span text:style-name="T2">          </text:span>« Plan-type de PAQP version 2002.doc »</text:p>
      <text:p text:style-name="P6">-<text:span text:style-name="T2">          </text:span>Plan-type «dossier de gestion de la documentation » </text:p>
      <text:p text:style-name="P6">-<text:span text:style-name="T2">          </text:span>« Gestion de la documentation des projets informatiques » proposé par le CNRS (cf. siteweb du CNRS).</text:p>
      <text:p text:style-name="P6">-<text:span text:style-name="T2">          </text:span>Autres documents disponible sur le serveur //servif-baie.</text:p>
      <text:p text:style-name="P6">-<text:span text:style-name="T2">          </text:span>Cours de Qualité Logicielle 4IF</text:p>
      <text:p text:style-name="Text_20_body"> </text:p>
      <text:h text:style-name="P7" text:outline-level="2">1.4.<text:span text:style-name="T2"> </text:span>          <text:bookmark text:name="_Toc281986268"/>Terminologie et Abréviations</text:h>
      <text:p text:style-name="Text_20_body"><text:span text:style-name="T7">§</text:span><text:span text:style-name="T3">  </text:span><text:span text:style-name="T1">PAQ : </text:span>Plan Assurance Qualité</text:p>
      <text:p text:style-name="Text_20_body"><text:span text:style-name="T7">§</text:span><text:span text:style-name="T3">  </text:span><text:span text:style-name="T1">Equipe</text:span> : On appelle « Equipe » l’hexanôme 4312, la maîtrise d’œuvre dans le cadre de l’appel d’offre « GSTP ».</text:p>
      <text:p text:style-name="Text_20_body"><text:span text:style-name="T7">§</text:span><text:span text:style-name="T3">  </text:span><text:span text:style-name="T1">Projet</text:span> : On appelle « Projet », l’étude réalisé par l’hexanôme 4312 pour l’entreprise « GSTP».</text:p>
      <text:p text:style-name="Text_20_body"><text:span text:style-name="T7">§</text:span><text:span text:style-name="T3">  </text:span>Pour une liste complète des termes et abréviations, consultez le document « Glossaire » ( Réf  LIV_Glossaire).</text:p>
      <text:p text:style-name="Text_20_body"><text:span text:style-name="T7">§</text:span><text:span text:style-name="T3">  </text:span> </text:p>
      <text:p text:style-name="Text_20_body"> </text:p>
      <text:h text:style-name="P8" text:outline-level="1"><text:bookmark text:name="_Toc281986269"/>2.<text:span text:style-name="T2">    </text:span>Gestion de la documentation</text:h>
      <text:p text:style-name="Text_20_body"> </text:p>
      <text:h text:style-name="P34" text:outline-level="2">2.<text:span text:style-name="T17">1</text:span>.<text:span text:style-name="T2"> </text:span>Gestion de versions-révisions</text:h>
      <text:p text:style-name="P19"><text:span text:style-name="T17">Billy</text:span></text:p>
      <text:h text:style-name="Heading_20_2" text:outline-level="2"> <text:span text:style-name="T9">2.2.</text:span><text:span text:style-name="T4"> </text:span><text:span text:style-name="T5">Règle d'identification des documents</text:span></text:h>
      <text:p text:style-name="P9"/>
      <text:p text:style-name="P11">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20">NomDuProjet/NatureDuDocument/XXX_YYY_ZZZ.VVV</text:p>
      <text:p text:style-name="P22"> </text:p>
      <text:p text:style-name="P21">Voici la description de chaque champ :</text:p>
      <text:p text:style-name="P27">-<text:span text:style-name="T2">          </text:span><text:span text:style-name="T8">NomDuProjet :</text:span> Représente le nom du projet, est fixe pour tous les documents produits dans le projet « GSTP » et vaut <text:span text:style-name="T1">GSTP.</text:span></text:p>
      <text:p text:style-name="P28">-<text:span text:style-name="T2">          </text:span><text:span text:style-name="T8">NatureDuDocument : </text:span><text:line-break/>Représente la nature du document, sur deux caractères en majuscules.</text:p>
      <text:p text:style-name="P30"><text:span text:style-name="T11">§</text:span><text:span text:style-name="T6">  </text:span><text:span text:style-name="T1">GE</text:span> :       Document concernant la Gestion</text:p>
      <text:p text:style-name="P30"><text:soft-page-break/><text:span text:style-name="T11">§</text:span><text:span text:style-name="T6">  </text:span><text:span text:style-name="T1">QU</text:span> :      Document concernant la Qualité</text:p>
      <text:p text:style-name="P30"><text:span text:style-name="T11">§</text:span><text:span text:style-name="T6">  </text:span><text:span text:style-name="T1">LV </text:span>:        Livrables finalisés </text:p>
      <text:p text:style-name="P31">Documents de développement</text:p>
      <text:p text:style-name="P30"><text:span text:style-name="T11">§</text:span><text:span text:style-name="T6">  </text:span><text:span text:style-name="T1">EB </text:span>:        Expression des besoins</text:p>
      <text:p text:style-name="P30"><text:span text:style-name="T11">§</text:span><text:span text:style-name="T6">  </text:span><text:span text:style-name="T1">CS</text:span> :        Construction des solutions</text:p>
      <text:p text:style-name="P30"><text:span text:style-name="T11">§</text:span><text:span text:style-name="T6">  </text:span><text:span text:style-name="T1">EV </text:span>:       Evaluation – dossier choix</text:p>
      <text:p text:style-name="P30"><text:span text:style-name="T11">§</text:span><text:span text:style-name="T6">  </text:span><text:span text:style-name="T1">BP </text:span>:       Bilans Personnels</text:p>
      <text:p text:style-name="P30"><text:span text:style-name="T11">§</text:span><text:span text:style-name="T6">  </text:span><text:span text:style-name="T1">ST </text:span>:        Soutenance       </text:p>
      <text:p text:style-name="P28">-<text:span text:style-name="T2">          </text:span><text:span text:style-name="T8">Identifiant du document : </text:span></text:p>
      <text:p text:style-name="P12">« XXX » le type de fichier</text:p>
      <text:p text:style-name="P32"><text:span text:style-name="T11">§</text:span><text:span text:style-name="T6">  </text:span>MOD pour « Modèle »</text:p>
      <text:p text:style-name="P32"><text:span text:style-name="T11">§</text:span><text:span text:style-name="T6">  </text:span>COM pour « Communication »</text:p>
      <text:p text:style-name="P32"><text:span text:style-name="T11">§</text:span><text:span text:style-name="T6">  </text:span>LIV pour « Livrable »</text:p>
      <text:p text:style-name="P32"><text:span text:style-name="T11">§</text:span><text:span text:style-name="T6">  </text:span>ANN pour « Annexe »</text:p>
      <text:p text:style-name="P32"><text:span text:style-name="T11">§</text:span><text:span text:style-name="T6">  </text:span>DRA pour « Draft »</text:p>
      <text:p text:style-name="P32"><text:span text:style-name="T11">§</text:span><text:span text:style-name="T6">  </text:span>FIC pour « Fiche ».</text:p>
      <text:p text:style-name="P12">YYY le nom spécifique du fichier en suivant les règles suivantes</text:p>
      <text:p text:style-name="P32"><text:span text:style-name="T11">§</text:span><text:span text:style-name="T6">  </text:span> On n’utilise pas d’accents ;</text:p>
      <text:p text:style-name="P32"><text:span text:style-name="T11">§</text:span><text:span text:style-name="T6">  </text:span>Les mots sont séparés par le caractère « _ »</text:p>
      <text:p text:style-name="P32"><text:span text:style-name="T11">§</text:span><text:span text:style-name="T6">  </text:span>Les mots (sauf le premier, les noms propres et les abréviations) commencent par une m<text:span text:style-name="T12">ajuscule</text:span></text:p>
      <text:p text:style-name="P12">ZZZ l’auteur du fichier</text:p>
      <text:p text:style-name="P13">VVV l’extension du fichier</text:p>
      <text:p text:style-name="P10"/>
      <text:h text:style-name="P33" text:outline-level="2"><text:span text:style-name="T13">2.</text:span><text:span text:style-name="T10">3</text:span><text:span text:style-name="T13"> </text:span><text:span text:style-name="T14">Structuration </text:span><text:span text:style-name="T10">d'un document</text:span></text:h>
      <text:p text:style-name="P16">Outre l’identification du document, celui-ci doit également être structuré de façon homogène. Cette structuration commune est essentielle à une bonne lisibilité. Tous les documents doivent donc être structurés de la manière suivante (<text:span text:style-name="T1">les drafts n’obéissent pas à ces règles mais il est toutefois conseillé de garder une structuration</text:span>).</text:p>
      <text:p text:style-name="P13"><text:s/></text:p>
      <text:p text:style-name="P17">Page de garde <text:s/>(premier page):</text:p>
      <text:list xml:id="list1636037148" text:style-name="L1">
        <text:list-item>
          <text:p text:style-name="P29">Titre du document.</text:p>
        </text:list-item>
        <text:list-item>
          <text:p text:style-name="P29">Sous-titre ou courte description - objet du document pour décrire brièvement le document <text:span text:style-name="T1">(quelques lignes au maximum)</text:span>.</text:p>
        </text:list-item>
        <text:list-item>
          <text:p text:style-name="P29">Auteurs (nom, prénom)</text:p>
        </text:list-item>
        <text:list-item>
          <text:p text:style-name="P29">Maitrise d'œuvre: H4312</text:p>
        </text:list-item>
        <text:list-item>
          <text:p text:style-name="P29">Maitrise d'Ouvrage: GSTP (dans ce cas là)</text:p>
        </text:list-item>
        <text:list-item>
          <text:p text:style-name="P29">2 tableaux avec des informations sur l'état du document: </text:p>
          <text:list>
            <text:list-item>
              <text:list>
                <text:list-item>
                  <text:p text:style-name="P23">Référence du document.</text:p>
                </text:list-item>
                <text:list-item>
                  <text:p text:style-name="P23"><text:soft-page-break/>Numéro de version (partie entière) pour les évolutions majeures et indice de révision (partie décimale)pour les évolutions mineures : <text:span text:style-name="T1">1.0</text:span>, <text:span text:style-name="T1">1.1</text:span>, etc.</text:p>
                </text:list-item>
                <text:list-item>
                  <text:p text:style-name="P23">Degré d’avancement du document: <text:span text:style-name="T1">Débuté,</text:span> <text:span text:style-name="T1">Avancé, Terminé</text:span>. Un document en perpétuelle modification (ex: glossaire) ne comporte pas ce champ.</text:p>
                </text:list-item>
                <text:list-item>
                  <text:p text:style-name="P23">Date de dernière mise à jour dans le format: <text:span text:style-name="T1">JJ/MM/AA</text:span>.</text:p>
                </text:list-item>
                <text:list-item>
                  <text:p text:style-name="P23">[Optionnel] Les documents devant être validés doivent porter la mention <text:span text:style-name="T1">A Valider</text:span>. Une fois fait, la mention est retirée pour être remplacée par un visa accompagné de la <text:span text:style-name="T15">date et du nom du responsable de la validation.</text:span></text:p>
                  <text:p text:style-name="P24"/>
                </text:list-item>
              </text:list>
            </text:list-item>
          </text:list>
        </text:list-item>
      </text:list>
      <text:p text:style-name="P25">La <text:s/>deuxième page est vide.</text:p>
      <text:p text:style-name="P25"/>
      <text:p text:style-name="P18">Sommaire (troisième page):</text:p>
      <text:p text:style-name="P16"><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6"/>
      <text:p text:style-name="P17">Table des révisions (quatrième page) [Optionnel] :</text:p>
      <text:p text:style-name="P16"><text:tab/>Elle reprend toutes les modifications du document. C’est donc un outil de suivi (historique). Si aucune révision n’a été faite, elle ne figure pas. Toutes les entrées doivent contenir les informations suivantes:</text:p>
      <text:list xml:id="list1355475583" text:continue-numbering="true" text:style-name="L1">
        <text:list-item>
          <text:list>
            <text:list-item>
              <text:list>
                <text:list-item>
                  <text:p text:style-name="P23">Date de révision toujours dans le format <text:span text:style-name="T1">JJ/MM/AA</text:span>.</text:p>
                </text:list-item>
                <text:list-item>
                  <text:p text:style-name="P23">Auteur(s).</text:p>
                </text:list-item>
                <text:list-item>
                  <text:p text:style-name="P23">Numéro de version (ex: <text:span text:style-name="T1">1.0</text:span>).</text:p>
                </text:list-item>
                <text:list-item>
                  <text:p text:style-name="P23">Sujet de la modification <text:span text:style-name="T1">(1 ou 2 lignes)</text:span>..</text:p>
                  <text:p text:style-name="P23"/>
                </text:list-item>
              </text:list>
            </text:list-item>
          </text:list>
        </text:list-item>
      </text:list>
      <text:p text:style-name="P18">Pour chaque page:</text:p>
      <text:list xml:id="list1102643944" text:continue-numbering="true" text:style-name="L1">
        <text:list-item>
          <text:list>
            <text:list-item>
              <text:list>
                <text:list-item>
                  <text:p text:style-name="P23">Un en-tête est obligatoire: le nom de la Maitrise d'œuvre: <text:span text:style-name="T1">H4312 </text:span><text:span text:style-name="T16">et </text:span>le titre du document. <text:s/></text:p>
                </text:list-item>
                <text:list-item>
                  <text:p text:style-name="P23">Un pied-de-page: <text:s/>le nombre de page sur le nombre total de pages (ex: <text:s/><text:span text:style-name="T1">p. 3/15</text:span>).</text:p>
                </text:list-item>
                <text:list-item>
                  <text:p text:style-name="P23">Le texte contenu dans le document est justifié et une vérification orthographique est indispensable. La police utilisée sera «Arial»,  de taille 11. </text:p>
                </text:list-item>
              </text:list>
            </text:list-item>
          </text:list>
        </text:list-item>
      </text:list>
      <text:p text:style-name="P15"/>
      <text:p text:style-name="P14">Début du document: </text:p>
      <text:p text:style-name="P14"/>
      <text:p text:style-name="P15"><text:tab/>Il s’agit d’une introduction qui est commune à la plupart des documents. On présente le projet, le document en lui-même, les documents sur lesquels s’appuyer et une partie terminologie. La structure est la suivante:</text:p>
      <text:list xml:id="list210015746" text:continue-numbering="true" text:style-name="L1">
        <text:list-item>
          <text:list>
            <text:list-item>
              <text:list>
                <text:list-item>
                  <text:p text:style-name="P23">Présentation du projet (cf. dossier d’initialisation) avec les deux paragraphes contexte et objectifs.</text:p>
                </text:list-item>
                <text:list-item>
                  <text:p text:style-name="P23"><text:span text:style-name="T2"><text:s/></text:span>Présentation du document </text:p>
                </text:list-item>
                <text:list-item>
                  <text:p text:style-name="P23">Liste des documents applicables et des documents de référence.<text:span text:style-name="T2"> </text:span></text:p>
                </text:list-item>
                <text:list-item>
                  <text:p text:style-name="P23">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26"/>
      <text:p text:style-name="P15">Exemple: <text:span text:style-name="T10">voir Annexe 1</text:span></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Arial1" svg:font-family="Arial, sans-serif"/>
    <style:font-face style:name="Cambria" svg:font-family="Cambria, serif"/>
    <style:font-face style:name="Mangal1" svg:font-family="Mangal"/>
    <style:font-face style:name="OpenSymbol" svg:font-family="OpenSymbol"/>
    <style:font-face style:name="Wingdings1"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tu Stefana</meta:initial-creator>
    <meta:creation-date>2011-01-05T11:22:41.82</meta:creation-date>
    <dc:date>2011-01-06T17:58:55</dc:date>
    <dc:creator>Billy </dc:creator>
    <meta:editing-duration>PT00H15M07S</meta:editing-duration>
    <meta:editing-cycles>2</meta:editing-cycles>
    <meta:generator>OpenOffice.org/3.2$Unix OpenOffice.org_project/320m19$Build-9505</meta:generator>
    <meta:document-statistic meta:table-count="0" meta:image-count="0" meta:object-count="0" meta:page-count="4" meta:paragraph-count="102" meta:word-count="1265" meta:character-count="8009"/>
  </office:meta>
</office:document-meta>
</file>